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fo:color="#000000"/>
    </style:style>
    <style:style style:name="T4" style:parent-style-name="DefaultParagraphFont" style:family="text">
      <style:text-properties fo:color="#000000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style:font-name="Arial" fo:color="#000000"/>
    </style:style>
    <style:style style:name="T15" style:parent-style-name="DefaultParagraphFont" style:family="text">
      <style:text-properties style:font-name="Arial" fo:color="#000000"/>
    </style:style>
    <style:style style:name="T16" style:parent-style-name="DefaultParagraphFont" style:family="text">
      <style:text-properties style:font-name="Arial" fo:font-weight="bold" style:font-weight-asian="bold" style:font-weight-complex="bold" fo:color="#000000"/>
    </style:style>
    <style:style style:name="P17" style:parent-style-name="Standard" style:family="paragraph">
      <style:text-properties style:font-name="Arial" fo:color="#000000"/>
    </style:style>
    <style:style style:name="P18" style:parent-style-name="Standard" style:family="paragraph">
      <style:text-properties style:font-name="Arial" fo:color="#000000"/>
    </style:style>
    <style:style style:name="P19" style:parent-style-name="Standard" style:family="paragraph">
      <style:text-properties style:font-name="Arial" fo:color="#000000"/>
    </style:style>
    <style:style style:name="P20" style:parent-style-name="Standard" style:family="paragraph">
      <style:text-properties style:font-name="Arial" fo:color="#000000"/>
    </style:style>
    <style:style style:name="P21" style:parent-style-name="Standard" style:family="paragraph">
      <style:text-properties style:font-name="Arial" fo:color="#000000"/>
    </style:style>
    <style:style style:name="T22" style:parent-style-name="DefaultParagraphFont" style:family="text">
      <style:text-properties style:font-name="Arial" fo:color="#000000"/>
    </style:style>
  </office:automatic-styles>
  <office:body>
    <office:text text:use-soft-page-breaks="true">
      <text:p text:style-name="P1">Character:<text:s/><text:span text:style-name="T2">Chunk</text:span></text:p>
      <text:p text:style-name="Standard">Race: Troll</text:p>
      <text:p text:style-name="Standard">Background: Well-Meaning Simpleton</text:p>
      <text:p text:style-name="Standard"/>
      <text:p text:style-name="Standard">Level: 5</text:p>
      <text:p text:style-name="Standard">10320 XP</text:p>
      <text:p text:style-name="Standard">Armor: 22 (Base 1+Dex 3+Plate Armor+18)</text:p>
      <text:p text:style-name="Standard">Initiative: 6</text:p>
      <text:p text:style-name="Standard">Speed: Dex 3x5=15ft</text:p>
      <text:p text:style-name="Standard">Stats 70/30/20/32</text:p>
      <text:p text:style-name="Standard">Health:60/100</text:p>
      <text:p text:style-name="Standard"/>
      <text:p text:style-name="Standard">Attacks: Earthbreaker Power Attack: 85 to Hit, 1d12 per success + 7 + 5 + [n] where n=successes</text:p>
      <text:p text:style-name="Standard"/>
      <text:p text:style-name="Standard">Talents:</text:p>
      <text:p text:style-name="Standard"><text:bookmark-start text:name="docs-internal-guid-85b62cac-7fff-f6b2-62"/><text:bookmark-end text:name="docs-internal-guid-85b62cac-7fff-f6b2-62"/><text:span text:style-name="T3">SPECIAL</text:span><text:span text:style-name="T4">: Trolls regain 15 hp at the start of every shot order. Out of combat, they heal 10 HP a minute. This is disabled when attacked<text:s/></text:span><text:span text:style-name="T5">with acid or fire. This ability does not continue if the troll dies.</text:span></text:p>
      <text:p text:style-name="Standard"><text:span text:style-name="T6">Thick Skin</text:span>: You have acquired enough callouses or scars to act as a semi-effective barrier against injury. Gain 1 armor. You may take this talent up to 3 times.</text:p>
      <text:p text:style-name="Standard"><text:span text:style-name="T7">Hardy</text:span>: You have a naturally strong immune system. You gain +10 to saves against diseases. You may take this talent again. If you do, you gain +10 against poison, as well.</text:p>
      <text:p text:style-name="Standard"><text:span text:style-name="T8">Poison Resistant</text:span>: You have immunity to most basic poisons, either as a natural quirk of your race or due to built-up tolerances. You are immune to any poison in a non-distilled form, and gain a +20 bonus against any other nonmagical poison.</text:p>
      <text:p text:style-name="Standard"><text:span text:style-name="T9">Relentless</text:span>: Death has no claim on you. Instead of rolling 3 death saving throws, you are required to roll 5 before dying. You<text:s/>must fail all to perish.</text:p>
      <text:p text:style-name="Standard"><text:span text:style-name="T10">Power Attack</text:span>:<text:s/>You swing with all of you might, recklessly throwing your full weight into the attack. You may add (your health modifier + 1 per success beyond basic) to the damage of an attack, but doing so gives enemies a +10 bonus to hit you until your next turn.</text:p>
      <text:p text:style-name="Standard"><text:span text:style-name="T11">Full Control</text:span>: You have significantly better control of yourself, and can throw your weight around without opening yourself up to harm. You no longer take a defense penalty when using PA</text:p>
      <text:p text:style-name="Standard"><text:span text:style-name="T12">Two-Handed Specialization</text:span>: You have<text:s/>received a great deal of experience or training in the usage of heftier weapons. When wielding a two-handed weapon and attacking with Health, you receive a +10 bonus to hit.</text:p>
      <text:p text:style-name="Standard"><text:span text:style-name="T13">Healthy 3</text:span>: +5+10+15 HP</text:p>
      <text:p text:style-name="Standard"/>
      <text:p text:style-name="Standard">Items:</text:p>
      <text:p text:style-name="P14">916 gold, 23 silver, 5 copper</text:p>
      <text:p text:style-name="Standard"><text:span text:style-name="T15">14 days of rations.<text:s/></text:span><text:span text:style-name="T16">TRACK FOOD HEAVILY SO MELVIN DOESNT MAKE YOU EAT PARTY</text:span></text:p>
      <text:p text:style-name="P17">Steel Earthbreaker, 1d12</text:p>
      <text:p text:style-name="P18">1 Coffin Lid</text:p>
      <text:p text:style-name="P19">Ankheg Plate Armor, Mastercrafted +18 Armor, 55 lbs</text:p>
      <text:p text:style-name="P20">basic camping supplies Large Tent, a bedroll, 50 ft of rope, flint and tinder, fishing rod and line</text:p>
      <text:p text:style-name="P21">a set of poor quality travelling clothes</text:p>
      <text:p text:style-name="Standard"><text:span text:style-name="T22">Washbas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lizabeth</meta:initial-creator>
    <dc:creator>Elizabeth</dc:creator>
    <meta:creation-date>2009-04-16T11:32:00Z</meta:creation-date>
    <dc:date>2020-07-20T17:17:00Z</dc:date>
    <meta:template xlink:href="Normal.dotm" xlink:type="simple"/>
    <meta:editing-cycles>1</meta:editing-cycles>
    <meta:editing-duration>PT54402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37" meta:character-count="2258" meta:row-count="16" meta:non-whitespace-character-count="1925"/>
  </office:meta>
</office:document-meta>
</file>